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6f00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6f00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6f00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6f00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6f00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6f00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6f00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6f00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6f00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6f00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6f00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6f00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6f00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6f00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6f00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6f00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6f00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Félix José Gomez Brizuel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1/11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455325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William Jose Gomez Betancourt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835370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00.56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67" meta:non-whitespace-character-count="999"/>
    <meta:template xlink:type="simple" xlink:actuate="onRequest" xlink:title="Normal" xlink:href=""/>
  </office:meta>
</office:document-meta>
</file>